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b428dd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3" style:family="paragraph" style:parent-style-name="Standard">
      <style:text-properties officeooo:rsid="00028948" officeooo:paragraph-rsid="00a3ff80"/>
    </style:style>
    <style:style style:name="P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b8ee55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6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5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ba4ec5" officeooo:paragraph-rsid="00ba4ec5" fo:background-color="transparent" style:font-size-asian="18pt" style:font-name-complex="Awami Nastaliq OT" style:font-size-complex="18pt" style:language-complex="ar" style:country-complex="BH"/>
    </style:style>
    <style:style style:name="P5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60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61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6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63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54949" style:font-size-asian="18pt" style:font-name-complex="Awami Nastaliq OT" style:font-size-complex="18pt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7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8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b9db5" fo:background-color="transparent" style:font-size-asian="18pt" style:font-name-complex="Awami Nastaliq OT" style:font-size-complex="18pt" style:language-complex="ar" style:country-complex="BH"/>
    </style:style>
    <style:style style:name="P7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80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b57368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T1" style:family="text">
      <style:text-properties style:font-name="Awami Nastaliq" officeooo:rsid="0049c41f" style:language-complex="fa" style:country-complex="IR"/>
    </style:style>
    <style:style style:name="T2" style:family="text">
      <style:text-properties fo:color="#800080" loext:opacity="100%" officeooo:rsid="00b28706"/>
    </style:style>
    <style:style style:name="T3" style:family="text">
      <style:text-properties style:use-window-font-color="true" loext:opacity="0%" officeooo:rsid="00b28706"/>
    </style:style>
    <style:style style:name="T4" style:family="text">
      <style:text-properties fo:font-size="15pt" officeooo:rsid="00b28706" style:font-size-asian="15pt" style:font-size-complex="15pt"/>
    </style:style>
    <style:style style:name="T5" style:family="text">
      <style:text-properties officeooo:rsid="000ada2e"/>
    </style:style>
    <style:style style:name="T6" style:family="text">
      <style:text-properties officeooo:rsid="00192a9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loext:opacity="100%" officeooo:rsid="000d1a2b" style:language-complex="fa" style:country-complex="IR"/>
    </style:style>
    <style:style style:name="T9" style:family="text">
      <style:text-properties officeooo:rsid="0038172d"/>
    </style:style>
    <style:style style:name="T10" style:family="text">
      <style:text-properties officeooo:rsid="003906fa"/>
    </style:style>
    <style:style style:name="T11" style:family="text">
      <style:text-properties fo:color="#158466" loext:opacity="100%"/>
    </style:style>
    <style:style style:name="T12" style:family="text">
      <style:text-properties fo:color="#158466" loext:opacity="100%" officeooo:rsid="00192a9c"/>
    </style:style>
    <style:style style:name="T13" style:family="text">
      <style:text-properties fo:color="#158466" loext:opacity="100%" officeooo:rsid="0038172d"/>
    </style:style>
    <style:style style:name="T14" style:family="text">
      <style:text-properties fo:color="#158466" loext:opacity="100%" officeooo:rsid="003906fa"/>
    </style:style>
    <style:style style:name="T15" style:family="text">
      <style:text-properties fo:color="#158466" loext:opacity="100%" style:font-name="Awami Nastaliq" officeooo:rsid="001d5876"/>
    </style:style>
    <style:style style:name="T16" style:family="text">
      <style:text-properties fo:color="#158466" loext:opacity="100%" officeooo:rsid="0027011c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6df407"/>
    </style:style>
    <style:style style:name="T19" style:family="text">
      <style:text-properties officeooo:rsid="006f53a3"/>
    </style:style>
    <style:style style:name="T20" style:family="text">
      <style:text-properties officeooo:rsid="0022f82b"/>
    </style:style>
    <style:style style:name="T21" style:family="text">
      <style:text-properties fo:color="#000000" loext:opacity="100%" officeooo:rsid="00192a9c"/>
    </style:style>
    <style:style style:name="T22" style:family="text">
      <style:text-properties officeooo:rsid="003b0458"/>
    </style:style>
    <style:style style:name="T23" style:family="text">
      <style:text-properties fo:color="#158466" loext:opacity="100%" officeooo:rsid="00a24640"/>
    </style:style>
    <style:style style:name="T24" style:family="text">
      <style:text-properties fo:color="#158466" loext:opacity="100%" officeooo:rsid="00a1a66f"/>
    </style:style>
    <style:style style:name="T25" style:family="text">
      <style:text-properties fo:color="#158466" loext:opacity="100%" officeooo:rsid="0022f82b"/>
    </style:style>
    <style:style style:name="T26" style:family="text">
      <style:text-properties fo:color="#158466" loext:opacity="100%" officeooo:rsid="00503d4a"/>
    </style:style>
    <style:style style:name="T27" style:family="text">
      <style:text-properties fo:color="#158466" loext:opacity="100%" officeooo:rsid="004ad37b"/>
    </style:style>
    <style:style style:name="T28" style:family="text">
      <style:text-properties fo:color="#000000" loext:opacity="100%" officeooo:rsid="002287a7"/>
    </style:style>
    <style:style style:name="T29" style:family="text">
      <style:text-properties fo:color="#158466" loext:opacity="100%" officeooo:rsid="002287a7"/>
    </style:style>
    <style:style style:name="T30" style:family="text">
      <style:text-properties fo:color="#000000" loext:opacity="100%" officeooo:rsid="0022f82b"/>
    </style:style>
    <style:style style:name="T31" style:family="text">
      <style:text-properties fo:color="#000000" loext:opacity="100%" officeooo:rsid="0024d3dd"/>
    </style:style>
    <style:style style:name="T32" style:family="text">
      <style:text-properties fo:color="#000000" loext:opacity="100%" officeooo:rsid="00263d78"/>
    </style:style>
    <style:style style:name="T33" style:family="text">
      <style:text-properties fo:color="#000000" loext:opacity="100%" officeooo:rsid="00239680"/>
    </style:style>
    <style:style style:name="T34" style:family="text">
      <style:text-properties fo:color="#000000" loext:opacity="100%" officeooo:rsid="00244d44"/>
    </style:style>
    <style:style style:name="T35" style:family="text">
      <style:text-properties officeooo:rsid="00239680"/>
    </style:style>
    <style:style style:name="T36" style:family="text">
      <style:text-properties fo:color="#158466" loext:opacity="100%" officeooo:rsid="00244d44"/>
    </style:style>
    <style:style style:name="T37" style:family="text">
      <style:text-properties fo:color="#158466" loext:opacity="100%" officeooo:rsid="00239680"/>
    </style:style>
    <style:style style:name="T38" style:family="text">
      <style:text-properties fo:color="#158466" loext:opacity="100%" officeooo:rsid="004e8644"/>
    </style:style>
    <style:style style:name="T39" style:family="text">
      <style:text-properties fo:color="#000000" loext:opacity="100%" officeooo:rsid="00158430"/>
    </style:style>
    <style:style style:name="T40" style:family="text">
      <style:text-properties style:font-name="Awami Nastaliq" officeooo:rsid="001d5876" style:language-complex="fa" style:country-complex="IR"/>
    </style:style>
    <style:style style:name="T41" style:family="text">
      <style:text-properties fo:color="#158466" loext:opacity="100%" officeooo:rsid="0017f981"/>
    </style:style>
    <style:style style:name="T42" style:family="text">
      <style:text-properties fo:color="#158466" loext:opacity="100%" style:font-name="Awami Nastaliq" officeooo:rsid="001d5876" style:language-complex="fa" style:country-complex="IR"/>
    </style:style>
    <style:style style:name="T43" style:family="text">
      <style:text-properties fo:color="#158466" loext:opacity="100%" officeooo:rsid="005a61af"/>
    </style:style>
    <style:style style:name="T44" style:family="text">
      <style:text-properties officeooo:rsid="0042385f"/>
    </style:style>
    <style:style style:name="T45" style:family="text">
      <style:text-properties officeooo:rsid="003daa9b"/>
    </style:style>
    <style:style style:name="T46" style:family="text">
      <style:text-properties fo:color="#158466" loext:opacity="100%" officeooo:rsid="0016f51c"/>
    </style:style>
    <style:style style:name="T47" style:family="text">
      <style:text-properties fo:color="#158466" loext:opacity="100%" officeooo:rsid="00527ef2"/>
    </style:style>
    <style:style style:name="T48" style:family="text">
      <style:text-properties style:font-name="Awami Nastaliq OT" officeooo:rsid="001196f7"/>
    </style:style>
    <style:style style:name="T49" style:family="text">
      <style:text-properties style:font-name="Awami Nastaliq OT"/>
    </style:style>
    <style:style style:name="T50" style:family="text">
      <style:text-properties style:font-name="Awami Nastaliq OT" officeooo:rsid="005a61af"/>
    </style:style>
    <style:style style:name="T51" style:family="text">
      <style:text-properties fo:color="#800080" loext:opacity="100%" style:font-name="Awami Nastaliq OT"/>
    </style:style>
    <style:style style:name="T52" style:family="text">
      <style:text-properties style:font-name="Awami Nastaliq OT" officeooo:rsid="0097a9e8"/>
    </style:style>
    <style:style style:name="T53" style:family="text">
      <style:text-properties style:font-name="Awami Nastaliq OT" officeooo:rsid="00546f4e"/>
    </style:style>
    <style:style style:name="T54" style:family="text">
      <style:text-properties style:font-name="Awami Nastaliq OT" officeooo:rsid="0020cb07"/>
    </style:style>
    <style:style style:name="T55" style:family="text">
      <style:text-properties style:font-name="Awami Nastaliq OT" officeooo:rsid="0066d7ec"/>
    </style:style>
    <style:style style:name="T56" style:family="text">
      <style:text-properties style:font-name="Awami Nastaliq OT" style:language-complex="ar" style:country-complex="BH"/>
    </style:style>
    <style:style style:name="T57" style:family="text">
      <style:text-properties fo:color="#bf0041" loext:opacity="100%" style:font-name="Awami Nastaliq OT"/>
    </style:style>
    <style:style style:name="T58" style:family="text">
      <style:text-properties fo:color="#bf0041" loext:opacity="100%" style:font-name="Awami Nastaliq OT" officeooo:rsid="0095f012"/>
    </style:style>
    <style:style style:name="T59" style:family="text">
      <style:text-properties officeooo:rsid="00187cac"/>
    </style:style>
    <style:style style:name="T60" style:family="text">
      <style:text-properties officeooo:rsid="0019a688"/>
    </style:style>
    <style:style style:name="T61" style:family="text">
      <style:text-properties style:font-name="Awami Nastaliq" officeooo:rsid="001d5876"/>
    </style:style>
    <style:style style:name="T62" style:family="text">
      <style:text-properties officeooo:rsid="0027011c"/>
    </style:style>
    <style:style style:name="T63" style:family="text">
      <style:text-properties fo:color="#ff0000" loext:opacity="100%" officeooo:rsid="0019a688"/>
    </style:style>
    <style:style style:name="T64" style:family="text">
      <style:text-properties officeooo:rsid="000fad75"/>
    </style:style>
    <style:style style:name="T65" style:family="text">
      <style:text-properties officeooo:rsid="0013e1f2"/>
    </style:style>
    <style:style style:name="T66" style:family="text">
      <style:text-properties officeooo:rsid="001196f7"/>
    </style:style>
    <style:style style:name="T67" style:family="text">
      <style:text-properties officeooo:rsid="0037b414"/>
    </style:style>
    <style:style style:name="T68" style:family="text">
      <style:text-properties officeooo:rsid="0028e373"/>
    </style:style>
    <style:style style:name="T69" style:family="text">
      <style:text-properties fo:color="#000000" loext:opacity="100%" style:font-name="Awami Nastaliq OT" officeooo:rsid="00192a9c"/>
    </style:style>
    <style:style style:name="T70" style:family="text">
      <style:text-properties fo:color="#000000" loext:opacity="100%" style:font-name="Awami Nastaliq OT" officeooo:rsid="0028e373"/>
    </style:style>
    <style:style style:name="T71" style:family="text">
      <style:text-properties fo:color="#000000" loext:opacity="100%" style:font-name="Awami Nastaliq OT" officeooo:rsid="0042385f"/>
    </style:style>
    <style:style style:name="T72" style:family="text">
      <style:text-properties fo:color="#ff0000" loext:opacity="100%" style:font-name="Awami Nastaliq OT" officeooo:rsid="00192a9c"/>
    </style:style>
    <style:style style:name="T73" style:family="text">
      <style:text-properties fo:color="#000000" loext:opacity="100%" style:font-name="Awami Nastaliq OT" officeooo:rsid="002adaa4"/>
    </style:style>
    <style:style style:name="T74" style:family="text">
      <style:text-properties style:font-name="Awami Nastaliq OT" officeooo:rsid="00192a9c"/>
    </style:style>
    <style:style style:name="T75" style:family="text">
      <style:text-properties style:font-name="Awami Nastaliq OT" officeooo:rsid="0028e373"/>
    </style:style>
    <style:style style:name="T76" style:family="text">
      <style:text-properties officeooo:rsid="001d5876"/>
    </style:style>
    <style:style style:name="T77" style:family="text">
      <style:text-properties style:font-name="Awami Nastaliq OT" officeooo:rsid="0027011c"/>
    </style:style>
    <style:style style:name="T78" style:family="text">
      <style:text-properties fo:color="#000000" loext:opacity="100%" officeooo:rsid="00187cac"/>
    </style:style>
    <style:style style:name="T79" style:family="text">
      <style:text-properties fo:color="#000000" loext:opacity="100%" style:font-name="Awami Nastaliq" officeooo:rsid="005be423"/>
    </style:style>
    <style:style style:name="T80" style:family="text">
      <style:text-properties fo:color="#ff0000" loext:opacity="100%" officeooo:rsid="00187cac"/>
    </style:style>
    <style:style style:name="T81" style:family="text">
      <style:text-properties style:font-name="Awami Nastaliq" officeooo:rsid="00192a9c"/>
    </style:style>
    <style:style style:name="T82" style:family="text">
      <style:text-properties style:font-name="Awami Nastaliq" officeooo:rsid="005f0b0f"/>
    </style:style>
    <style:style style:name="T83" style:family="text">
      <style:text-properties style:font-name="Awami Nastaliq" officeooo:rsid="005be423"/>
    </style:style>
    <style:style style:name="T84" style:family="text">
      <style:text-properties style:font-name="Awami Nastaliq" officeooo:rsid="0066d7ec"/>
    </style:style>
    <style:style style:name="T85" style:family="text">
      <style:text-properties style:font-name="Awami Nastaliq" officeooo:rsid="0062fb00"/>
    </style:style>
    <style:style style:name="T86" style:family="text">
      <style:text-properties officeooo:rsid="0064a1ca"/>
    </style:style>
    <style:style style:name="T87" style:family="text">
      <style:text-properties officeooo:rsid="002adaa4"/>
    </style:style>
    <style:style style:name="T88" style:family="text">
      <style:text-properties officeooo:rsid="002287a7"/>
    </style:style>
    <style:style style:name="T89" style:family="text">
      <style:text-properties fo:color="#000000" loext:opacity="100%" style:font-name="Awami Nastaliq OT" officeooo:rsid="0022f82b"/>
    </style:style>
    <style:style style:name="T90" style:family="text">
      <style:text-properties fo:color="#000000" loext:opacity="100%" style:font-name="Awami Nastaliq OT" officeooo:rsid="0024d3dd"/>
    </style:style>
    <style:style style:name="T91" style:family="text">
      <style:text-properties fo:color="#000000" loext:opacity="100%" style:font-name="Awami Nastaliq OT" officeooo:rsid="00329c57"/>
    </style:style>
    <style:style style:name="T92" style:family="text">
      <style:text-properties style:font-name="Awami Nastaliq OT" officeooo:rsid="0024d3dd"/>
    </style:style>
    <style:style style:name="T93" style:family="text">
      <style:text-properties style:font-name="Awami Nastaliq OT" officeooo:rsid="00329c57"/>
    </style:style>
    <style:style style:name="T94" style:family="text">
      <style:text-properties style:font-name="Awami Nastaliq OT" officeooo:rsid="0022f82b"/>
    </style:style>
    <style:style style:name="T95" style:family="text">
      <style:text-properties style:use-window-font-color="true" loext:opacity="0%" style:font-name="Awami Nastaliq OT" officeooo:rsid="0024d3dd"/>
    </style:style>
    <style:style style:name="T96" style:family="text">
      <style:text-properties style:use-window-font-color="true" loext:opacity="0%" style:font-name="Awami Nastaliq OT" officeooo:rsid="002adaa4"/>
    </style:style>
    <style:style style:name="T97" style:family="text">
      <style:text-properties style:use-window-font-color="true" loext:opacity="0%" style:font-name="Awami Nastaliq OT" officeooo:rsid="00329c57"/>
    </style:style>
    <style:style style:name="T98" style:family="text">
      <style:text-properties style:use-window-font-color="true" loext:opacity="0%" style:font-name="Awami Nastaliq OT" officeooo:rsid="0027011c"/>
    </style:style>
    <style:style style:name="T99" style:family="text">
      <style:text-properties style:use-window-font-color="true" loext:opacity="0%" style:font-name="Awami Nastaliq OT" officeooo:rsid="0028e373"/>
    </style:style>
    <style:style style:name="T100" style:family="text">
      <style:text-properties style:font-name="Awami Nastaliq OT" officeooo:rsid="002adaa4"/>
    </style:style>
    <style:style style:name="T101" style:family="text">
      <style:text-properties style:font-name="Awami Nastaliq OT" officeooo:rsid="003352e6"/>
    </style:style>
    <style:style style:name="T102" style:family="text">
      <style:text-properties officeooo:rsid="00578222"/>
    </style:style>
    <style:style style:name="T103" style:family="text">
      <style:text-properties fo:color="#ff0000" loext:opacity="100%"/>
    </style:style>
    <style:style style:name="T104" style:family="text">
      <style:text-properties style:font-name="Awami Nastaliq" officeooo:rsid="00192a9c" style:language-complex="fa" style:country-complex="IR"/>
    </style:style>
    <style:style style:name="T105" style:family="text">
      <style:text-properties style:font-name="Awami Nastaliq" officeooo:rsid="001a84ce" style:language-complex="fa" style:country-complex="IR"/>
    </style:style>
    <style:style style:name="T106" style:family="text">
      <style:text-properties officeooo:rsid="009c9508"/>
    </style:style>
    <style:style style:name="T107" style:family="text">
      <style:text-properties style:font-name="Awami Nastaliq" officeooo:rsid="001f3af6" style:language-complex="fa" style:country-complex="IR"/>
    </style:style>
    <style:style style:name="T108" style:family="text">
      <style:text-properties officeooo:rsid="0026a8aa"/>
    </style:style>
    <style:style style:name="T109" style:family="text">
      <style:text-properties officeooo:rsid="0028e373" style:language-complex="fa" style:country-complex="IR"/>
    </style:style>
    <style:style style:name="T110" style:family="text">
      <style:text-properties fo:color="#000000" loext:opacity="100%" officeooo:rsid="003ee9ef"/>
    </style:style>
    <style:style style:name="T111" style:family="text">
      <style:text-properties officeooo:rsid="0016f51c"/>
    </style:style>
    <style:style style:name="T112" style:family="text">
      <style:text-properties fo:color="#158466" loext:opacity="100%" style:font-name="Awami Nastaliq" officeooo:rsid="00192a9c" style:language-complex="fa" style:country-complex="IR"/>
    </style:style>
    <style:style style:name="T113" style:family="text">
      <style:text-properties fo:color="#158466" loext:opacity="100%" style:font-name="Awami Nastaliq" officeooo:rsid="001a84ce" style:language-complex="fa" style:country-complex="IR"/>
    </style:style>
    <style:style style:name="T114" style:family="text">
      <style:text-properties fo:color="#158466" loext:opacity="100%" officeooo:rsid="0058ef85"/>
    </style:style>
    <style:style style:name="T115" style:family="text">
      <style:text-properties style:font-name="Awami Nastaliq OT" officeooo:rsid="003f3912"/>
    </style:style>
    <style:style style:name="T116" style:family="text">
      <style:text-properties officeooo:rsid="001d5876" style:language-complex="fa" style:country-complex="IR"/>
    </style:style>
    <style:style style:name="T117" style:family="text">
      <style:text-properties officeooo:rsid="00192a9c" style:language-complex="fa" style:country-complex="IR"/>
    </style:style>
    <style:style style:name="T118" style:family="text">
      <style:text-properties officeooo:rsid="001a84ce" style:language-complex="fa" style:country-complex="IR"/>
    </style:style>
    <style:style style:name="T119" style:family="text">
      <style:text-properties fo:color="#000000" loext:opacity="100%" officeooo:rsid="0041329b"/>
    </style:style>
    <style:style style:name="T120" style:family="text">
      <style:text-properties fo:color="#000000" loext:opacity="100%" officeooo:rsid="000fad75"/>
    </style:style>
    <style:style style:name="T121" style:family="text">
      <style:text-properties fo:color="#000000" loext:opacity="100%" style:font-name="Awami Nastaliq" officeooo:rsid="001a84ce"/>
    </style:style>
    <style:style style:name="T122" style:family="text">
      <style:text-properties fo:color="#000000" loext:opacity="100%" officeooo:rsid="0013e1f2"/>
    </style:style>
    <style:style style:name="T123" style:family="text">
      <style:text-properties fo:color="#158466" loext:opacity="100%" officeooo:rsid="001d5876"/>
    </style:style>
    <style:style style:name="T124" style:family="text">
      <style:text-properties fo:color="#158466" loext:opacity="100%" officeooo:rsid="002dd6b1"/>
    </style:style>
    <style:style style:name="T125" style:family="text">
      <style:text-properties fo:color="#158466" loext:opacity="100%" officeooo:rsid="001a84ce"/>
    </style:style>
    <style:style style:name="T126" style:family="text">
      <style:text-properties fo:color="#158466" loext:opacity="100%" officeooo:rsid="002ca182"/>
    </style:style>
    <style:style style:name="T127" style:family="text">
      <style:text-properties officeooo:rsid="0044ae51"/>
    </style:style>
    <style:style style:name="T128" style:family="text">
      <style:text-properties fo:color="#158466" loext:opacity="100%" officeooo:rsid="0044ae51"/>
    </style:style>
    <style:style style:name="T129" style:family="text">
      <style:text-properties fo:color="#158466" loext:opacity="100%" officeooo:rsid="005c09f4"/>
    </style:style>
    <style:style style:name="T130" style:family="text">
      <style:text-properties officeooo:rsid="005f0b0f"/>
    </style:style>
    <style:style style:name="T131" style:family="text">
      <style:text-properties officeooo:rsid="00432013"/>
    </style:style>
    <style:style style:name="T132" style:family="text">
      <style:text-properties officeooo:rsid="005c09f4"/>
    </style:style>
    <style:style style:name="T133" style:family="text">
      <style:text-properties officeooo:rsid="00453657"/>
    </style:style>
    <style:style style:name="T134" style:family="text">
      <style:text-properties officeooo:rsid="0046ddd4"/>
    </style:style>
    <style:style style:name="T135" style:family="text">
      <style:text-properties fo:color="#158466" loext:opacity="100%" officeooo:rsid="0046ddd4"/>
    </style:style>
    <style:style style:name="T136" style:family="text">
      <style:text-properties fo:color="#158466" loext:opacity="100%" officeooo:rsid="005d6a74"/>
    </style:style>
    <style:style style:name="T137" style:family="text">
      <style:text-properties officeooo:rsid="00495dcb"/>
    </style:style>
    <style:style style:name="T138" style:family="text">
      <style:text-properties officeooo:rsid="004a6e1f"/>
    </style:style>
    <style:style style:name="T139" style:family="text">
      <style:text-properties officeooo:rsid="005d6a74"/>
    </style:style>
    <style:style style:name="T140" style:family="text">
      <style:text-properties officeooo:rsid="004a72bd"/>
    </style:style>
    <style:style style:name="T141" style:family="text">
      <style:text-properties officeooo:rsid="0068edcb"/>
    </style:style>
    <style:style style:name="T142" style:family="text">
      <style:text-properties fo:color="#000000" loext:opacity="100%" officeooo:rsid="004a72bd"/>
    </style:style>
    <style:style style:name="T143" style:family="text">
      <style:text-properties officeooo:rsid="0061670d"/>
    </style:style>
    <style:style style:name="T144" style:family="text">
      <style:text-properties officeooo:rsid="0061c22d"/>
    </style:style>
    <style:style style:name="T145" style:family="text">
      <style:text-properties officeooo:rsid="005649e1"/>
    </style:style>
    <style:style style:name="T146" style:family="text">
      <style:text-properties officeooo:rsid="00658783"/>
    </style:style>
    <style:style style:name="T147" style:family="text">
      <style:text-properties officeooo:rsid="0065f6df"/>
    </style:style>
    <style:style style:name="T148" style:family="text">
      <style:text-properties officeooo:rsid="0069eaf8"/>
    </style:style>
    <style:style style:name="T149" style:family="text">
      <style:text-properties officeooo:rsid="009fe3f9"/>
    </style:style>
    <style:style style:name="T150" style:family="text">
      <style:text-properties officeooo:rsid="000bf558" fo:background-color="transparent" loext:char-shading-value="0" style:language-complex="ar" style:country-complex="BH"/>
    </style:style>
    <style:style style:name="T151" style:family="text">
      <style:text-properties officeooo:rsid="000fad75" fo:background-color="transparent" loext:char-shading-value="0" style:language-complex="ar" style:country-complex="BH"/>
    </style:style>
    <style:style style:name="T152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53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4" style:family="text">
      <style:text-properties officeooo:rsid="009fe3f9" fo:background-color="transparent" loext:char-shading-value="0" style:language-complex="ar" style:country-complex="BH"/>
    </style:style>
    <style:style style:name="T155" style:family="text">
      <style:text-properties style:font-name="Awami Nastaliq OT" officeooo:rsid="000bf558" style:language-complex="ar" style:country-complex="BH"/>
    </style:style>
    <style:style style:name="T156" style:family="text">
      <style:text-properties fo:color="#158466" loext:opacity="100%" officeooo:rsid="00b54949"/>
    </style:style>
    <style:style style:name="T157" style:family="text">
      <style:text-properties officeooo:rsid="00755f12"/>
    </style:style>
    <style:style style:name="T158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9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0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1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2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3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4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5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6" style:family="text">
      <style:text-properties fo:color="#158466" loext:opacity="100%" officeooo:rsid="002ab0bf"/>
    </style:style>
    <style:style style:name="T167" style:family="text">
      <style:text-properties fo:color="#158466" loext:opacity="100%" officeooo:rsid="00716f3c"/>
    </style:style>
    <style:style style:name="T168" style:family="text">
      <style:text-properties fo:color="#158466" loext:opacity="100%" officeooo:rsid="002bf14f"/>
    </style:style>
    <style:style style:name="T169" style:family="text">
      <style:text-properties fo:color="#800080" loext:opacity="100%" officeooo:rsid="006f993f"/>
    </style:style>
    <style:style style:name="T170" style:family="text">
      <style:text-properties fo:color="#800080" loext:opacity="100%"/>
    </style:style>
    <style:style style:name="T171" style:family="text">
      <style:text-properties officeooo:rsid="006f993f"/>
    </style:style>
    <style:style style:name="T172" style:family="text">
      <style:text-properties fo:color="#ff0000" loext:opacity="100%" officeooo:rsid="002bf14f"/>
    </style:style>
    <style:style style:name="T173" style:family="text">
      <style:text-properties fo:color="#000000" loext:opacity="100%" officeooo:rsid="002ab0bf"/>
    </style:style>
    <style:style style:name="T174" style:family="text">
      <style:text-properties fo:color="#000000" loext:opacity="100%" officeooo:rsid="00716f3c"/>
    </style:style>
    <style:style style:name="T175" style:family="text">
      <style:text-properties fo:color="#000000" loext:opacity="100%" officeooo:rsid="002bf14f"/>
    </style:style>
    <style:style style:name="T176" style:family="text">
      <style:text-properties fo:color="#158466" loext:opacity="100%" officeooo:rsid="007012a4"/>
    </style:style>
    <style:style style:name="T177" style:family="text">
      <style:text-properties fo:color="#000000" loext:opacity="100%" officeooo:rsid="007012a4"/>
    </style:style>
    <style:style style:name="T178" style:family="text">
      <style:text-properties fo:color="#ff0000" loext:opacity="100%" officeooo:rsid="007012a4"/>
    </style:style>
    <style:style style:name="T179" style:family="text">
      <style:text-properties fo:color="#ff0000" loext:opacity="100%" officeooo:rsid="00755f12"/>
    </style:style>
    <style:style style:name="T180" style:family="text">
      <style:text-properties fo:color="#800080" loext:opacity="100%" officeooo:rsid="00755f12"/>
    </style:style>
    <style:style style:name="T181" style:family="text">
      <style:text-properties officeooo:rsid="0076e12e"/>
    </style:style>
    <style:style style:name="T182" style:family="text">
      <style:text-properties officeooo:rsid="007872b0"/>
    </style:style>
    <style:style style:name="T183" style:family="text">
      <style:text-properties fo:color="#158466" loext:opacity="100%" officeooo:rsid="00755f12"/>
    </style:style>
    <style:style style:name="T184" style:family="text">
      <style:text-properties fo:color="#158466" loext:opacity="100%" officeooo:rsid="007872b0"/>
    </style:style>
    <style:style style:name="T185" style:family="text">
      <style:text-properties officeooo:rsid="002ab0bf"/>
    </style:style>
    <style:style style:name="T186" style:family="text">
      <style:text-properties fo:color="#158466" loext:opacity="100%" officeooo:rsid="00762f01"/>
    </style:style>
    <style:style style:name="T187" style:family="text">
      <style:text-properties officeooo:rsid="00762f01"/>
    </style:style>
    <style:style style:name="T188" style:family="text">
      <style:text-properties officeooo:rsid="008d2955"/>
    </style:style>
    <style:style style:name="T189" style:family="text">
      <style:text-properties officeooo:rsid="007c3103"/>
    </style:style>
    <style:style style:name="T190" style:family="text">
      <style:text-properties officeooo:rsid="00817d74"/>
    </style:style>
    <style:style style:name="T191" style:family="text">
      <style:text-properties officeooo:rsid="008dfb67"/>
    </style:style>
    <style:style style:name="T192" style:family="text">
      <style:text-properties officeooo:rsid="00890613"/>
    </style:style>
    <style:style style:name="T193" style:family="text">
      <style:text-properties officeooo:rsid="008d174f"/>
    </style:style>
    <style:style style:name="T194" style:family="text">
      <style:text-properties officeooo:rsid="008b1ff9"/>
    </style:style>
    <style:style style:name="T195" style:family="text">
      <style:text-properties fo:font-size="11pt" officeooo:rsid="00861b49" style:font-size-asian="11pt" style:font-size-complex="11pt"/>
    </style:style>
    <style:style style:name="T196" style:family="text">
      <style:text-properties fo:color="#000000" loext:opacity="100%" officeooo:rsid="00817d74"/>
    </style:style>
    <style:style style:name="T197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198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199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200" style:family="text">
      <style:text-properties style:font-name="Awami Nastaliq OT" officeooo:rsid="00b54949" fo:background-color="transparent" loext:char-shading-value="0" style:language-complex="ar" style:country-complex="BH"/>
    </style:style>
    <style:style style:name="T201" style:family="text">
      <style:text-properties style:font-name="Awami Nastaliq OT" officeooo:rsid="00b4370e"/>
    </style:style>
    <style:style style:name="T202" style:family="text">
      <style:text-properties style:font-name="Awami Nastaliq OT" officeooo:rsid="00b54949"/>
    </style:style>
    <style:style style:name="T203" style:family="text">
      <style:text-properties fo:color="#158466" loext:opacity="100%" style:font-name="Arial" fo:font-size="15pt" officeooo:rsid="0068c17c" fo:background-color="transparent" loext:char-shading-value="0" style:font-name-asian="Scheherazade" style:font-size-asian="15pt" style:font-size-complex="15pt" style:language-complex="ur" style:country-complex="PK"/>
    </style:style>
    <style:style style:name="T204" style:family="text">
      <style:text-properties officeooo:rsid="00aeffeb"/>
    </style:style>
    <style:style style:name="T205" style:family="text">
      <style:text-properties style:font-name="Awami Nastaliq OT" officeooo:rsid="004834dc" style:font-name-asian="Scheherazade" style:language-complex="fa" style:country-complex="IR"/>
    </style:style>
    <style:style style:name="T206" style:family="text">
      <style:text-properties style:font-name="Awami Nastaliq OT" officeooo:rsid="004834dc" style:language-complex="fa" style:country-complex="IR"/>
    </style:style>
    <style:style style:name="T207" style:family="text">
      <style:text-properties fo:color="#ff0000" loext:opacity="100%" style:font-name="Awami Nastaliq OT" officeooo:rsid="004834dc" style:language-complex="fa" style:country-complex="IR"/>
    </style:style>
    <style:style style:name="T208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09" style:family="text">
      <style:text-properties fo:color="#800080" loext:opacity="100%" style:font-name="Awami Nastaliq OT" officeooo:rsid="004834dc" style:language-complex="fa" style:country-complex="IR"/>
    </style:style>
    <style:style style:name="T210" style:family="text">
      <style:text-properties fo:color="#000000" loext:opacity="100%" style:font-name="Awami Nastaliq OT" officeooo:rsid="004834dc" style:language-complex="fa" style:country-complex="IR"/>
    </style:style>
    <style:style style:name="T211" style:family="text">
      <style:text-properties fo:color="#000000" loext:opacity="100%" style:font-name="Awami Nastaliq OT" officeooo:rsid="00bb9db5" style:language-complex="fa" style:country-complex="IR"/>
    </style:style>
    <style:style style:name="T212" style:family="text">
      <style:text-properties style:font-name="Arial" fo:font-size="15pt" officeooo:rsid="0068c17c" style:font-size-asian="15pt" style:font-size-complex="15pt" style:language-complex="ur" style:country-complex="PK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کےبپتسِمہ</text:span> <text:s text:c="4"/><text:span text:style-name="T2">ہ پُ</text:span><text:span text:style-name="T3">شتیں <text:s text:c="3"/></text:span><text:span text:style-name="T4">ازادی</text:span></text:p>
      <text:p text:style-name="P3">Kerning – <text:span text:style-name="T5">nuqta overhang </text:span><text:span text:style-name="T6">below</text:span></text:p>
      <text:p text:style-name="P4"><text:span text:style-name="T7">beh</text:span><text:span text:style-name="T8"><text:tab/></text:span></text:p>
      <text:p text:style-name="P5">ابت<text:tab/> <text:span text:style-name="T9">ابت</text:span><text:span text:style-name="T10">م</text:span><text:tab/><text:tab/><text:tab/><text:span text:style-name="T11">ا</text:span><text:span text:style-name="T12">ی</text:span><text:span text:style-name="T11">ت <text:s/>ا</text:span><text:span text:style-name="T12">پ</text:span><text:span text:style-name="T11">ت <text:s/></text:span><text:span text:style-name="T13">ا</text:span><text:span text:style-name="T12">ی</text:span><text:span text:style-name="T13">ت</text:span><text:span text:style-name="T14">م <text:s/></text:span><text:span text:style-name="T13">ا</text:span><text:span text:style-name="T12">پ</text:span><text:span text:style-name="T13">ت</text:span><text:span text:style-name="T14">م</text:span><text:span text:style-name="T12"> <text:s/></text:span><text:span text:style-name="T13"><text:s/></text:span><text:span text:style-name="T15">–</text:span><text:span text:style-name="T12"> </text:span><text:span text:style-name="T16">100</text:span></text:p>
      <text:p text:style-name="P6"><text:span text:style-name="T17">ابتس</text:span><text:tab/><text:tab/><text:tab/><text:tab/><text:span text:style-name="T11">ا</text:span><text:span text:style-name="T12">ی</text:span><text:span text:style-name="T11">تس <text:s/>ا</text:span><text:span text:style-name="T12">پ</text:span><text:span text:style-name="T11">تس <text:s text:c="2"/></text:span><text:span text:style-name="T15">–</text:span><text:span text:style-name="T12"> </text:span><text:span text:style-name="T16">100</text:span></text:p>
      <text:p text:style-name="P7"><text:span text:style-name="T17">ا</text:span><text:span text:style-name="T18">ن</text:span><text:span text:style-name="T17">یگ<text:tab/></text:span><text:tab/><text:tab/><text:tab/>اپیگ - <text:span text:style-name="T19">100</text:span></text:p>
      <text:p text:style-name="P8">ابہ <text:s/>ابنہ<text:tab/><text:tab/><text:tab/>ا<text:span text:style-name="T20">ی</text:span>ہ <text:s text:c="3"/>ا<text:span text:style-name="T20">ی</text:span>نہ</text:p>
      <text:p text:style-name="P9"><text:span text:style-name="T21">ابر</text:span><text:span text:style-name="T6"><text:tab/><text:tab/><text:tab/><text:tab/></text:span><text:span text:style-name="T12">ایر <text:s/>اپر </text:span><text:span text:style-name="T15">–</text:span><text:span text:style-name="T12"> </text:span><text:span text:style-name="T16">200</text:span><text:span text:style-name="T11"><text:tab/><text:tab/><text:tab/>آویز</text:span></text:p>
      <text:p text:style-name="P10">اب<text:span text:style-name="T22">ب</text:span>ر<text:tab/><text:tab/><text:tab/><text:tab/><text:span text:style-name="T11">ایبر <text:s text:c="2"/>اپبر <text:s/>وپبر <text:s text:c="2"/>- </text:span><text:span text:style-name="T23">2</text:span><text:span text:style-name="T24">00</text:span></text:p>
      <text:p text:style-name="P11"><text:s text:c="2"/>ابن<text:tab/>ابتن<text:tab/><text:tab/><text:tab/><text:span text:style-name="T11">ا</text:span><text:span text:style-name="T25">ی</text:span><text:span text:style-name="T11">ن </text:span><text:span text:style-name="T15">–</text:span><text:span text:style-name="T12"> </text:span><text:span text:style-name="T26">2</text:span><text:span text:style-name="T16">00</text:span><text:span text:style-name="T11"> <text:s text:c="3"/>ا</text:span><text:span text:style-name="T25">ی</text:span><text:span text:style-name="T11">تن</text:span><text:span text:style-name="T12"> </text:span><text:span text:style-name="T15">–</text:span><text:span text:style-name="T12"> </text:span><text:span text:style-name="T16">100</text:span></text:p>
      <text:p text:style-name="P12">ابج <text:s text:c="2"/>ابجت<text:tab/><text:tab/><text:tab/>ایج <text:s text:c="4"/><text:span text:style-name="T11">اپجت</text:span><text:span text:style-name="T12"> </text:span><text:span text:style-name="T15">–</text:span><text:span text:style-name="T12"> </text:span><text:span text:style-name="T27">3</text:span><text:span text:style-name="T16">00</text:span></text:p>
      <text:p text:style-name="P13"><text:span text:style-name="T17">ابس <text:s/>اب</text:span><text:span text:style-name="T28">ص</text:span><text:tab/><text:tab/><text:tab/> <text:span text:style-name="T29">ایص </text:span><text:span text:style-name="T11">ا</text:span><text:span text:style-name="T16">پ</text:span><text:span text:style-name="T11">س</text:span><text:span text:style-name="T12"> </text:span><text:span text:style-name="T15">–</text:span><text:span text:style-name="T12"> </text:span><text:span text:style-name="T16">100</text:span></text:p>
      <text:p text:style-name="P14"><text:span text:style-name="T30">ابطم<text:tab/></text:span><text:span text:style-name="T31">ا</text:span><text:span text:style-name="T32">ب</text:span><text:span text:style-name="T31">فل</text:span><text:span text:style-name="T30"><text:tab/><text:tab/><text:tab/>ایطم اپطم <text:s text:c="4"/></text:span><text:span text:style-name="T31">ایفل</text:span></text:p>
      <text:p text:style-name="P15"><text:span text:style-name="T30">اب</text:span><text:span text:style-name="T33">عم <text:s text:c="2"/></text:span><text:span text:style-name="T30">اب</text:span><text:span text:style-name="T33">ع<text:tab/><text:tab/><text:tab/></text:span><text:span text:style-name="T30">ا</text:span><text:span text:style-name="T34">ی</text:span><text:span text:style-name="T33">ع <text:s/></text:span><text:span text:style-name="T30">ا</text:span><text:span text:style-name="T34">پ</text:span><text:span text:style-name="T33">ع</text:span><text:span text:style-name="T35"> <text:s/></text:span><text:span text:style-name="T25">ا</text:span><text:span text:style-name="T36">ی</text:span><text:span text:style-name="T37">عم <text:s/></text:span><text:span text:style-name="T25">ا</text:span><text:span text:style-name="T36">پ</text:span><text:span text:style-name="T37">عم</text:span><text:span text:style-name="T12"> <text:s/></text:span><text:span text:style-name="T37"><text:s text:c="2"/></text:span><text:span text:style-name="T15">–</text:span><text:span text:style-name="T12"> </text:span><text:span text:style-name="T38">200</text:span></text:p>
      <text:p text:style-name="P16"><text:soft-page-break/><text:span text:style-name="T17">ا</text:span><text:span text:style-name="T39">ب</text:span><text:span text:style-name="T17">م <text:tab/><text:tab/><text:tab/><text:tab/></text:span>ایم اپم <text:span text:style-name="T40">–</text:span> 200 <text:s text:c="3"/></text:p>
      <text:p text:style-name="P17"><text:span text:style-name="T41">ابما </text:span><text:span text:style-name="T42">–</text:span><text:span text:style-name="T41"> 200</text:span> <text:s text:c="3"/><text:tab/><text:tab/><text:tab/><text:span text:style-name="T11"> ایما <text:s/>ا</text:span><text:span text:style-name="T41">پ</text:span><text:span text:style-name="T11">ما </text:span><text:span text:style-name="T42">–</text:span><text:span text:style-name="T11"> </text:span><text:span text:style-name="T43">5</text:span><text:span text:style-name="T38">00</text:span></text:p>
      <text:p text:style-name="P18">ابکم اب<text:span text:style-name="T44">د</text:span> <text:s text:c="4"/>ابہ <text:s/>ابہس <text:tab/><text:tab/>ایکم <text:s/>اپ<text:span text:style-name="T45">ل</text:span>م <text:s text:c="2"/>ا<text:span text:style-name="T44">ید</text:span> <text:s text:c="3"/>ایہ <text:s text:c="2"/>اپہش</text:p>
      <text:p text:style-name="P19"><text:span text:style-name="T17">ابھم</text:span><text:tab/><text:tab/><text:tab/><text:tab/><text:tab/><text:span text:style-name="T11">ایھم <text:s text:c="2"/>اپھم</text:span><text:span text:style-name="T46"> </text:span><text:span text:style-name="T42">–</text:span><text:span text:style-name="T46"> </text:span><text:span text:style-name="T47">200</text:span></text:p>
      <text:p text:style-name="P20"><text:span text:style-name="T48">ا</text:span><text:span text:style-name="T49">بی </text:span><text:span text:style-name="T50">ر</text:span><text:span text:style-name="T49">بی </text:span><text:span text:style-name="T51">کھیربی</text:span><text:span text:style-name="T49"> <text:s/>- </text:span><text:span text:style-name="T52">3</text:span><text:span text:style-name="T53">00<text:tab/></text:span><text:span text:style-name="T49"><text:tab/></text:span><text:span text:style-name="T54">ایی <text:s/>اپی - </text:span><text:span text:style-name="T55">6</text:span><text:span text:style-name="T50">00</text:span><text:span text:style-name="T54"><text:tab/></text:span><text:span text:style-name="T49"><text:tab/><text:tab/></text:span><text:span text:style-name="T56">بُودپی <text:s/></text:span><text:span text:style-name="T57"><text:s text:c="2"/>کھیرب</text:span><text:span text:style-name="T58">م</text:span></text:p>
      <text:p text:style-name="P21"><text:span text:style-name="T59">ابو</text:span><text:span text:style-name="T60"> </text:span><text:span text:style-name="T61">–</text:span><text:span text:style-name="T60"> </text:span><text:span text:style-name="T62">100</text:span><text:span text:style-name="T63"><text:tab/><text:tab/><text:tab/><text:tab/></text:span><text:span text:style-name="T59">ایو</text:span><text:span text:style-name="T64"> ا</text:span><text:span text:style-name="T60">پ</text:span><text:span text:style-name="T65">ق</text:span><text:span text:style-name="T60"> – </text:span><text:span text:style-name="T66">400<text:tab/><text:tab/><text:tab/></text:span>آنکڑیوں <text:s text:c="2"/><text:span text:style-name="T60">ڈم</text:span><text:span text:style-name="T67">‌</text:span><text:span text:style-name="T60">پو</text:span></text:p>
      <text:p text:style-name="P22">جقمےنبس<text:tab/><text:tab/><text:tab/><text:tab/>جقمےنیس<text:tab/><text:tab/><text:tab/><text:tab/>جقمےنتس</text:p>
      <text:p text:style-name="P23">jeem</text:p>
      <text:p text:style-name="P24">اجب اجبل<text:tab/><text:tab/><text:tab/>ا<text:span text:style-name="T68">ڃ</text:span>ب ا<text:span text:style-name="T68">ڇ</text:span>بل</text:p>
      <text:p text:style-name="P25"><text:span text:style-name="T69">ا</text:span><text:span text:style-name="T70">ج</text:span><text:span text:style-name="T69">ر ا</text:span><text:span text:style-name="T70">ج</text:span><text:span text:style-name="T71">ب</text:span><text:span text:style-name="T69">ر</text:span><text:span text:style-name="T72"><text:tab/><text:tab/><text:tab/></text:span><text:span text:style-name="T71">ا</text:span><text:span text:style-name="T73">چ</text:span><text:span text:style-name="T71">بر</text:span><text:span text:style-name="T72"><text:tab/></text:span><text:span text:style-name="T74">ا</text:span><text:span text:style-name="T75">ڃ</text:span><text:span text:style-name="T74">ر <text:s/>ا</text:span><text:span text:style-name="T75">چ</text:span><text:span text:style-name="T74">ر <text:s/>ا</text:span><text:span text:style-name="T75">ڇ</text:span><text:span text:style-name="T74">ر </text:span><text:span text:style-name="T76">–</text:span><text:span text:style-name="T74"> </text:span><text:span text:style-name="T75">1</text:span><text:span text:style-name="T77">00</text:span></text:p>
      <text:p text:style-name="P26"><text:span text:style-name="T78">ا</text:span><text:span text:style-name="T79">جج</text:span><text:span text:style-name="T80"><text:tab/><text:tab/><text:tab/><text:tab/></text:span><text:span text:style-name="T59">ا</text:span><text:span text:style-name="T81">ڃڃ - </text:span><text:span text:style-name="T82">200</text:span><text:span text:style-name="T81"> <text:s text:c="4"/></text:span><text:span text:style-name="T59">ا</text:span><text:span text:style-name="T81">ڃڃ</text:span><text:span text:style-name="T83">ق <text:s/></text:span><text:span text:style-name="T84">ا</text:span><text:span text:style-name="T81">ڃڃ</text:span><text:span text:style-name="T85">ف</text:span><text:span text:style-name="T83"> </text:span><text:span text:style-name="T60"><text:s/>– </text:span><text:span text:style-name="T86">6</text:span><text:span text:style-name="T66">00</text:span></text:p>
      <text:p text:style-name="P27">ا<text:span text:style-name="T87">ج</text:span>س <text:s/>ا<text:span text:style-name="T87">ج</text:span><text:span text:style-name="T88">ص</text:span><text:tab/><text:span text:style-name="T20">ا</text:span><text:span text:style-name="T87">ج</text:span><text:span text:style-name="T20">طم<text:tab/></text:span><text:tab/> <text:span text:style-name="T88">ا</text:span><text:span text:style-name="T68">ڃ</text:span><text:span text:style-name="T88">ص </text:span>ا<text:span text:style-name="T68">ڇ</text:span>س <text:span text:style-name="T20">ا</text:span><text:span text:style-name="T68">ڃ</text:span><text:span text:style-name="T20">طم ا</text:span><text:span text:style-name="T68">ڇ</text:span><text:span text:style-name="T20">طم</text:span></text:p>
      <text:p text:style-name="P28"><text:span text:style-name="T89"><text:s text:c="2"/></text:span><text:span text:style-name="T90">ا</text:span><text:span text:style-name="T73">ج</text:span><text:span text:style-name="T91">ع</text:span><text:span text:style-name="T90">ل <text:s/></text:span><text:span text:style-name="T89"><text:s/></text:span><text:span text:style-name="T90">ا</text:span><text:span text:style-name="T73">ج</text:span><text:span text:style-name="T91">ع</text:span><text:span text:style-name="T90"> <text:tab/></text:span><text:span text:style-name="T89"><text:tab/><text:tab/></text:span><text:span text:style-name="T92">ا</text:span><text:span text:style-name="T75">ڃ</text:span><text:span text:style-name="T93">ع</text:span><text:span text:style-name="T94"> </text:span><text:span text:style-name="T95">ا</text:span><text:span text:style-name="T96">چ</text:span><text:span text:style-name="T97">ع</text:span><text:span text:style-name="T95">ل</text:span><text:span text:style-name="T98"> <text:s/></text:span><text:span text:style-name="T95">ا</text:span><text:span text:style-name="T99">ڇ</text:span><text:span text:style-name="T97">ع</text:span><text:span text:style-name="T95">ل <text:s/></text:span><text:span text:style-name="T92">ا</text:span><text:span text:style-name="T75">ڇ</text:span><text:span text:style-name="T93">ع</text:span><text:span text:style-name="T91"> <text:s/></text:span><text:span text:style-name="T76">–</text:span><text:span text:style-name="T74"> </text:span><text:span text:style-name="T75">1</text:span><text:span text:style-name="T77">00</text:span></text:p>
      <text:p text:style-name="P29"><text:span text:style-name="T90">ا</text:span><text:span text:style-name="T73">ج</text:span><text:span text:style-name="T90">فل</text:span><text:span text:style-name="T91"><text:tab/><text:tab/><text:tab/><text:tab/></text:span><text:span text:style-name="T92"> <text:s text:c="4"/>ا</text:span><text:span text:style-name="T100">چ</text:span><text:span text:style-name="T101">ق</text:span><text:span text:style-name="T92">ل</text:span><text:span text:style-name="T76"> </text:span><text:span text:style-name="T92">ا</text:span><text:span text:style-name="T75">ڇ</text:span><text:span text:style-name="T92">فل <text:s/></text:span><text:span text:style-name="T74"><text:s/></text:span><text:span text:style-name="T76">–</text:span><text:span text:style-name="T74"> </text:span><text:span text:style-name="T75">1</text:span><text:span text:style-name="T77">00</text:span></text:p>
      <text:p text:style-name="P30"><text:soft-page-break/>ا<text:span text:style-name="T45">ج</text:span>م <text:span text:style-name="T40">–</text:span> <text:span text:style-name="T102">200</text:span><text:span text:style-name="T103"> <text:tab/><text:tab/><text:tab/><text:tab/></text:span>ا<text:span text:style-name="T104">ڃ</text:span>م ا<text:span text:style-name="T105">ڇ</text:span>م<text:span text:style-name="T106">ب </text:span><text:s/><text:span text:style-name="T40">–</text:span> <text:span text:style-name="T102">4</text:span>00</text:p>
      <text:p text:style-name="P31"><text:span text:style-name="T40">اجمل – 200<text:tab/><text:tab/></text:span><text:span text:style-name="T104">اڃ</text:span><text:span text:style-name="T107">مد</text:span><text:span text:style-name="T104"> اچ</text:span><text:span text:style-name="T107">ما</text:span><text:span text:style-name="T104"> ا</text:span><text:span text:style-name="T105">ڇ</text:span><text:span text:style-name="T107">مل</text:span><text:span text:style-name="T104"> </text:span><text:span text:style-name="T40">–</text:span><text:span text:style-name="T104"> 400</text:span></text:p>
      <text:p text:style-name="P32"><text:span text:style-name="T108">ا</text:span><text:span text:style-name="T45">ج</text:span><text:span text:style-name="T108">کم </text:span><text:span text:style-name="T44">اجا <text:s text:c="3"/></text:span><text:span text:style-name="T108">ا</text:span><text:span text:style-name="T45">ج</text:span><text:span text:style-name="T108">بہ <text:s/></text:span><text:span text:style-name="T45">ج</text:span><text:span text:style-name="T108">بہس <text:tab/>ا</text:span><text:span text:style-name="T109">ڃ</text:span><text:span text:style-name="T108">کم <text:s/>ا</text:span><text:span text:style-name="T104">چ</text:span><text:span text:style-name="T45">ل</text:span><text:span text:style-name="T108">م <text:s text:c="2"/>ا</text:span><text:span text:style-name="T104">چ</text:span><text:span text:style-name="T45">ل</text:span><text:span text:style-name="T108"> <text:s text:c="4"/></text:span><text:span text:style-name="T45">ا</text:span><text:span text:style-name="T105">ڇ</text:span><text:span text:style-name="T108">یہ <text:s text:c="2"/>ا</text:span><text:span text:style-name="T105">ڇ</text:span><text:span text:style-name="T108">ہش</text:span> <text:s/></text:p>
      <text:p text:style-name="P33"><text:span text:style-name="T17">ا</text:span><text:span text:style-name="T110">ج</text:span><text:span text:style-name="T17">ھم</text:span><text:span text:style-name="T111"> <text:tab/><text:tab/></text:span><text:tab/><text:tab/><text:span text:style-name="T11">ا</text:span><text:span text:style-name="T112">ڃ</text:span><text:span text:style-name="T11">ھم <text:s text:c="2"/>ا</text:span><text:span text:style-name="T112">چ</text:span><text:span text:style-name="T11">ھم ا</text:span><text:span text:style-name="T113">ڇ</text:span><text:span text:style-name="T11">ھ</text:span><text:span text:style-name="T46"> </text:span><text:span text:style-name="T42">–</text:span><text:span text:style-name="T46"> </text:span><text:span text:style-name="T43">1</text:span><text:span text:style-name="T114">00</text:span></text:p>
      <text:p text:style-name="P34"><text:span text:style-name="T48">ا</text:span><text:span text:style-name="T115">ج</text:span><text:span text:style-name="T49">ی </text:span><text:span text:style-name="T116">–</text:span><text:span text:style-name="T49"> </text:span><text:span text:style-name="T50">100</text:span><text:span text:style-name="T49"><text:tab/><text:tab/><text:tab/></text:span><text:span text:style-name="T54">ا</text:span><text:span text:style-name="T117">ڃ</text:span><text:span text:style-name="T54">ی <text:s/>ا</text:span><text:span text:style-name="T118">ڇ</text:span><text:span text:style-name="T54">ی </text:span><text:span text:style-name="T116">–</text:span><text:span text:style-name="T54"> </text:span><text:span text:style-name="T50">400</text:span></text:p>
      <text:p text:style-name="P35"><text:span text:style-name="T78">ا</text:span><text:span text:style-name="T119">ج</text:span><text:span text:style-name="T78">و<text:tab/></text:span><text:span text:style-name="T63"><text:tab/><text:tab/><text:tab/></text:span><text:span text:style-name="T120"> ا</text:span><text:span text:style-name="T121">ڇ</text:span><text:span text:style-name="T122">ق</text:span></text:p>
      <text:p text:style-name="P36"><text:span text:style-name="T12">اجق </text:span><text:span text:style-name="T123">–</text:span><text:span text:style-name="T12"> </text:span><text:span text:style-name="T124">100</text:span><text:span text:style-name="T12"><text:tab/><text:tab/><text:tab/> اڃق اچو ا</text:span><text:span text:style-name="T125">ڇ</text:span><text:span text:style-name="T12">و </text:span><text:span text:style-name="T123">–</text:span><text:span text:style-name="T12"> </text:span><text:span text:style-name="T126">300</text:span><text:tab/><text:span text:style-name="T11"><text:tab/>چوچو</text:span></text:p>
      <text:p text:style-name="P37">feh w/ 3 dots below</text:p>
      <text:p text:style-name="P38">اڥب <text:s/>اڥبس <text:s/>اڥبی <text:s/>اڥبتث</text:p>
      <text:p text:style-name="P39">اڥر <text:s/>اڥنز</text:p>
      <text:p text:style-name="P40">اڥ<text:span text:style-name="T127">ج <text:s text:c="4"/></text:span><text:span text:style-name="T11">اڥ</text:span><text:span text:style-name="T128">حل </text:span><text:span text:style-name="T11"><text:s/></text:span><text:span text:style-name="T15">–</text:span><text:span text:style-name="T11"> </text:span><text:span text:style-name="T129">300</text:span></text:p>
      <text:p text:style-name="P41">اڥن <text:s text:c="2"/><text:span text:style-name="T61">–</text:span> <text:span text:style-name="T130">200</text:span></text:p>
      <text:p text:style-name="P42"><text:span text:style-name="T131">اڥس </text:span><text:span text:style-name="T61">–</text:span><text:span text:style-name="T131"> </text:span><text:span text:style-name="T132">100</text:span></text:p>
      <text:p text:style-name="P43">اڥ<text:span text:style-name="T127">ص <text:s/></text:span>اڥ<text:span text:style-name="T133">ط <text:s/></text:span>اڥ<text:span text:style-name="T133">ع <text:s/></text:span>اڥ<text:span text:style-name="T133">عل <text:s/></text:span></text:p>
      <text:p text:style-name="P44"><text:soft-page-break/>اڥ<text:span text:style-name="T134">ف <text:s/></text:span><text:span text:style-name="T11">اڥ</text:span><text:span text:style-name="T135">فس - </text:span><text:span text:style-name="T136">100</text:span></text:p>
      <text:p text:style-name="P45">اڥ<text:span text:style-name="T137">م <text:s/></text:span>اڥ<text:span text:style-name="T137">مب </text:span><text:span text:style-name="T61">–</text:span><text:span text:style-name="T137"> </text:span><text:span text:style-name="T130">400</text:span></text:p>
      <text:p text:style-name="P46">اڥ<text:span text:style-name="T138">مل</text:span><text:span text:style-name="T137"> <text:s/></text:span>اڥ<text:span text:style-name="T137">م</text:span><text:span text:style-name="T138">ا </text:span><text:span text:style-name="T61">–</text:span><text:span text:style-name="T138"> </text:span><text:span text:style-name="T139">300</text:span></text:p>
      <text:p text:style-name="P47">اڥ<text:span text:style-name="T138">ل</text:span><text:span text:style-name="T137"> <text:s/></text:span>اڥ<text:span text:style-name="T138">ا <text:s/></text:span></text:p>
      <text:p text:style-name="P48">ا<text:span text:style-name="T140">ڥہ</text:span><text:span text:style-name="T138">ل</text:span><text:span text:style-name="T137"> </text:span><text:span text:style-name="T140"><text:s/></text:span><text:span text:style-name="T61">–</text:span><text:span text:style-name="T140"> </text:span><text:span text:style-name="T141">3</text:span><text:span text:style-name="T139">00 <text:s text:c="3"/></text:span><text:span text:style-name="T17">اڥ</text:span><text:span text:style-name="T142">ہ</text:span></text:p>
      <text:p text:style-name="P49">ا<text:span text:style-name="T140">ڥھ <text:s/></text:span>ا<text:span text:style-name="T140">ڥھم <text:s/></text:span><text:span text:style-name="T61">–</text:span><text:span text:style-name="T140"> </text:span><text:span text:style-name="T143">400</text:span></text:p>
      <text:p text:style-name="P49">ا<text:span text:style-name="T140">ڥی <text:s/></text:span><text:span text:style-name="T61">–</text:span><text:span text:style-name="T140"> </text:span><text:span text:style-name="T144">5</text:span><text:span text:style-name="T143">00</text:span></text:p>
      <text:p text:style-name="P49">ا<text:span text:style-name="T140">ڥق <text:s text:c="2"/></text:span>ا<text:span text:style-name="T140">ڥو <text:s/></text:span><text:span text:style-name="T61">–</text:span><text:span text:style-name="T140"> <text:s/></text:span><text:span text:style-name="T143">200</text:span></text:p>
      <text:p text:style-name="P50">lam-alef</text:p>
      <text:p text:style-name="P51">lam-bar</text:p>
      <text:p text:style-name="P52">اݪ<text:span text:style-name="T86"> </text:span><text:span text:style-name="T61">–</text:span><text:span text:style-name="T86"> 100</text:span></text:p>
      <text:p text:style-name="P53">ا<text:span text:style-name="T145">ݪ</text:span>ما – 100</text:p>
      <text:p text:style-name="P54">ا<text:span text:style-name="T145">ݪ</text:span><text:span text:style-name="T146">بر <text:s/></text:span>ا<text:span text:style-name="T145">ݪ</text:span><text:span text:style-name="T147">ر <text:s/></text:span>ا<text:span text:style-name="T145">ݪ</text:span><text:span text:style-name="T147">س <text:s/></text:span><text:span text:style-name="T141">ر</text:span><text:span text:style-name="T145">ݪ</text:span><text:span text:style-name="T147">س</text:span></text:p>
      <text:p text:style-name="P55">other</text:p>
      <text:p text:style-name="P38"><text:soft-page-break/>اڔ <text:s/>اڊ اݙ <text:s/>اښ <text:s/>اۻ - <text:s/><text:span text:style-name="T141">all </text:span><text:span text:style-name="T148">ok</text:span><text:span text:style-name="T141"> </text:span></text:p>
      <text:p text:style-name="P56">Kerning – <text:span text:style-name="T149">hard-coded</text:span></text:p>
      <text:p text:style-name="P57"><text:span text:style-name="T150">آتا <text:s/></text:span><text:span text:style-name="T151">ا</text:span><text:span text:style-name="T150">تا <text:s/></text:span><text:span text:style-name="T152">کہلاتا</text:span><text:span text:style-name="T150"> <text:s/></text:span><text:span text:style-name="T153">–</text:span><text:span text:style-name="T150"> </text:span><text:span text:style-name="T154">200</text:span></text:p>
      <text:p text:style-name="P58">ار از – none</text:p>
      <text:p text:style-name="P58"/>
      <text:p text:style-name="P56">Kerning – <text:span text:style-name="T5">base overhang</text:span></text:p>
      <text:p text:style-name="P59"><text:span text:style-name="T56">سر</text:span><text:span text:style-name="T155">س</text:span></text:p>
      <text:p text:style-name="P60">آرئَگی</text:p>
      <text:p text:style-name="P61"><text:span text:style-name="T156"/></text:p>
      <text:p text:style-name="P62">final jeem – <text:span text:style-name="T157">2 chars</text:span></text:p>
      <text:list text:style-name="L1">
        <text:list-header>
          <text:p text:style-name="P63"><text:span text:style-name="T158">ا</text:span><text:span text:style-name="T159">ن</text:span><text:span text:style-name="T160">ج </text:span><text:span text:style-name="T158">ا</text:span><text:span text:style-name="T159">ح</text:span><text:span text:style-name="T160">ج </text:span><text:span text:style-name="T159">اس</text:span><text:span text:style-name="T160">ج </text:span><text:span text:style-name="T161">ا</text:span><text:span text:style-name="T162">ص</text:span><text:span text:style-name="T163">ج</text:span><text:span text:style-name="T160"> </text:span><text:span text:style-name="T158">ا</text:span><text:span text:style-name="T159">ط</text:span><text:span text:style-name="T160">ج </text:span><text:span text:style-name="T158">ا</text:span><text:span text:style-name="T159">ع</text:span><text:span text:style-name="T160">ج </text:span><text:span text:style-name="T158">ا</text:span><text:span text:style-name="T159">ف</text:span><text:span text:style-name="T160">ج </text:span><text:span text:style-name="T158">ا</text:span><text:span text:style-name="T164">ل</text:span><text:span text:style-name="T160">ج </text:span><text:span text:style-name="T164">ام</text:span><text:span text:style-name="T160">ج </text:span><text:span text:style-name="T161">ا</text:span><text:span text:style-name="T165">ھ</text:span><text:span text:style-name="T163">ج</text:span><text:span text:style-name="T158"> ا</text:span><text:span text:style-name="T164">ہ</text:span><text:span text:style-name="T160">ج</text:span></text:p>
        </text:list-header>
      </text:list>
      <text:p text:style-name="P64">final jeem – <text:span text:style-name="T157">3 chars</text:span></text:p>
      <text:p text:style-name="P65"><text:span text:style-name="T166">ا</text:span><text:span text:style-name="T11">یڃج <text:s/></text:span><text:span text:style-name="T166">ا</text:span><text:span text:style-name="T167">ل</text:span><text:span text:style-name="T11">ڃج <text:s/></text:span><text:span text:style-name="T166">ا</text:span><text:span text:style-name="T167">ج</text:span><text:span text:style-name="T168">جح</text:span><text:span text:style-name="T11"> <text:s/></text:span><text:span text:style-name="T169">اج</text:span><text:span text:style-name="T170">ڇ</text:span><text:span text:style-name="T169">ح </text:span><text:span text:style-name="T11"><text:s/></text:span><text:span text:style-name="T166">ا</text:span><text:span text:style-name="T168">فجح </text:span><text:span text:style-name="T166">ا</text:span><text:span text:style-name="T167">م</text:span><text:span text:style-name="T168">جح</text:span><text:span text:style-name="T171"> <text:s text:c="5"/></text:span><text:span text:style-name="T172"><text:s/></text:span><text:span text:style-name="T173">ا</text:span><text:span text:style-name="T174">ب</text:span><text:span text:style-name="T175">مج</text:span><text:span text:style-name="T172"> </text:span><text:span text:style-name="T167">ال</text:span><text:span text:style-name="T168">م</text:span><text:span text:style-name="T176">ج <text:s/></text:span><text:span text:style-name="T166">ا</text:span><text:span text:style-name="T168">فمج </text:span><text:span text:style-name="T174">اج</text:span><text:span text:style-name="T175">م</text:span><text:span text:style-name="T177">ج</text:span><text:span text:style-name="T178"> </text:span><text:span text:style-name="T166">ا</text:span><text:span text:style-name="T167">م</text:span><text:span text:style-name="T168">مج <text:s text:c="5"/></text:span><text:span text:style-name="T157">ابفج</text:span><text:span text:style-name="T179"> <text:s/></text:span><text:span text:style-name="T180">الفج <text:s text:c="2"/>اقفج</text:span><text:span text:style-name="T179"> <text:s/></text:span><text:span text:style-name="T157">اجفج <text:s text:c="2"/>امفج<text:line-break/>اب</text:span><text:span text:style-name="T181">ل</text:span><text:span text:style-name="T157">ج ا</text:span><text:span text:style-name="T181">لل</text:span><text:span text:style-name="T157">ج ا</text:span><text:span text:style-name="T181">جل</text:span><text:span text:style-name="T157">ج ا</text:span><text:span text:style-name="T181">قل</text:span><text:span text:style-name="T157">ج ا</text:span><text:span text:style-name="T181">مل</text:span><text:span text:style-name="T157">ج </text:span></text:p>
      <text:p text:style-name="P66"><text:soft-page-break/>final <text:span text:style-name="T182">ain</text:span> – <text:span text:style-name="T157">2 chars</text:span></text:p>
      <text:p text:style-name="P67"><text:span text:style-name="T166">ا</text:span><text:span text:style-name="T183">ن</text:span><text:span text:style-name="T184">ع</text:span><text:span text:style-name="T11"> </text:span><text:span text:style-name="T185">ا</text:span><text:span text:style-name="T157">ح</text:span><text:span text:style-name="T182">ع</text:span> <text:span text:style-name="T157">اس</text:span><text:span text:style-name="T182">ع</text:span> <text:span text:style-name="T185">ا</text:span><text:span text:style-name="T157">ص</text:span><text:span text:style-name="T182">ع</text:span> <text:span text:style-name="T185">ا</text:span><text:span text:style-name="T157">ط</text:span><text:span text:style-name="T182">ع</text:span> <text:span text:style-name="T185">ا</text:span><text:span text:style-name="T157">ع</text:span><text:span text:style-name="T182">ع</text:span> <text:span text:style-name="T166">ا</text:span><text:span text:style-name="T183">ف</text:span><text:span text:style-name="T184">ع</text:span><text:span text:style-name="T11"> </text:span><text:span text:style-name="T166">ا</text:span><text:span text:style-name="T186">ل</text:span><text:span text:style-name="T184">ع</text:span> <text:span text:style-name="T187">ام</text:span><text:span text:style-name="T182">ع</text:span> <text:span text:style-name="T185">ا</text:span><text:span text:style-name="T187">ھ</text:span><text:span text:style-name="T182">ع</text:span><text:span text:style-name="T185"> ا</text:span><text:span text:style-name="T187">ہ</text:span><text:span text:style-name="T182">ع</text:span> <text:span text:style-name="T185">ا</text:span><text:span text:style-name="T187">ک</text:span><text:span text:style-name="T182">ع</text:span></text:p>
      <text:p text:style-name="P68">kaf + jeem/ain</text:p>
      <text:p text:style-name="P69"><text:span text:style-name="T188">ن‌</text:span><text:span text:style-name="T189">ک</text:span><text:span text:style-name="T190">ع <text:s text:c="3"/></text:span><text:span text:style-name="T191">لاکع</text:span><text:span text:style-name="T192"> <text:s/></text:span><text:span text:style-name="T188">س‌</text:span><text:span text:style-name="T189">ک</text:span><text:span text:style-name="T192">ج <text:s text:c="2"/></text:span><text:span text:style-name="T193">ہ‌</text:span><text:span text:style-name="T189">ک</text:span><text:span text:style-name="T190">ع <text:s/></text:span><text:span text:style-name="T192">ا</text:span><text:span text:style-name="T189">ک</text:span><text:span text:style-name="T194">ج</text:span></text:p>
      <text:p text:style-name="P70">1char + initial kaf - <text:span text:style-name="T195">needed because the sequence is too short to kern far enough</text:span></text:p>
      <text:p text:style-name="P71">اکف <text:s/>رکف <text:s text:c="2"/>ہ‌کف <text:s/>وگف <text:s/>دگ</text:p>
      <text:p text:style-name="P72">tweaked metrics</text:p>
      <text:p text:style-name="P73"><text:span text:style-name="T190">kaf - </text:span>سرکف <text:s/><text:span text:style-name="T189">سن‌ک <text:s text:c="2"/>سن‌ک</text:span><text:span text:style-name="T190">و</text:span><text:span text:style-name="T189"> <text:s text:c="3"/></text:span><text:span text:style-name="T196">وکھ</text:span> <text:s/></text:p>
      <text:p text:style-name="P74"><text:span text:style-name="T197">reh - </text:span><text:span text:style-name="T198"><text:s text:c="2"/>ر</text:span><text:span text:style-name="T197">س <text:s/></text:span><text:span text:style-name="T199">رب</text:span></text:p>
      <text:p text:style-name="P75"><text:span text:style-name="T200">lam+alef - </text:span><text:span text:style-name="T201">لاا لای <text:s/></text:span><text:span text:style-name="T202">ھلام ھلامھس</text:span></text:p>
      <text:p text:style-name="P76">chotiyeh - <text:span text:style-name="T203">ی شکل</text:span></text:p>
      <text:p text:style-name="P77"><text:soft-page-break/>kerning under 3 <text:span text:style-name="T204">glyphs</text:span></text:p>
      <text:p text:style-name="P78"><text:span text:style-name="T205"><text:s/></text:span><text:span text:style-name="T206">چی</text:span><text:span text:style-name="T205"> </text:span><text:span text:style-name="T206">بقچی <text:s/></text:span><text:span text:style-name="T207"><text:s text:c="4"/></text:span><text:span text:style-name="T208"><text:s/></text:span><text:span text:style-name="T209">تُھونگچس <text:s text:c="3"/></text:span><text:span text:style-name="T210">تُھونگ</text:span><text:span text:style-name="T211">مم</text:span></text:p>
      <text:p text:style-name="P79">kerning too tight</text:p>
      <text:p text:style-name="P80">لسےمنگا <text:s text:c="3"/><text:span text:style-name="T212">ی شکل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10-22T15:44:21.121986200</dc:date>
    <meta:editing-duration>P3DT1H57M40S</meta:editing-duration>
    <meta:editing-cycles>150</meta:editing-cycles>
    <meta:generator>LibreOffice/25.2.6.2$Windows_X86_64 LibreOffice_project/729c5bfe710f5eb71ed3bbde9e06a6065e9c6c5d</meta:generator>
    <meta:print-date>2025-10-22T11:47:20.899026500</meta:print-date>
    <meta:document-statistic meta:table-count="0" meta:image-count="0" meta:object-count="0" meta:page-count="7" meta:paragraph-count="83" meta:word-count="388" meta:character-count="2112" meta:non-whitespace-character-count="1442"/>
  </office:meta>
</office:document-meta>
</file>